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erif" fo:font-weight="normal" officeooo:rsid="00063eb2" officeooo:paragraph-rsid="00063eb2" style:font-weight-asian="normal" style:font-weight-complex="normal"/>
    </style:style>
    <style:style style:name="P2" style:family="paragraph" style:parent-style-name="Standard">
      <style:paragraph-properties fo:line-height="115%"/>
      <style:text-properties style:font-name="Liberation Serif" style:text-underline-style="none" fo:font-weight="bold" officeooo:rsid="000e4d92" officeooo:paragraph-rsid="000e4d92" style:font-weight-asian="bold" style:font-weight-complex="bold"/>
    </style:style>
    <style:style style:name="P3" style:family="paragraph" style:parent-style-name="Standard">
      <style:paragraph-properties fo:line-height="115%"/>
      <style:text-properties style:font-name="Liberation Serif" style:text-underline-style="none" fo:font-weight="bold" officeooo:rsid="00179544" officeooo:paragraph-rsid="00179544" style:font-weight-asian="bold" style:font-weight-complex="bold"/>
    </style:style>
    <style:style style:name="P4" style:family="paragraph" style:parent-style-name="Standard">
      <style:paragraph-properties fo:line-height="115%"/>
      <style:text-properties style:font-name="Liberation Serif" style:text-underline-style="none" fo:font-weight="normal" officeooo:rsid="000e4d92" officeooo:paragraph-rsid="000e4d92" style:font-weight-asian="normal" style:font-weight-complex="normal"/>
    </style:style>
    <style:style style:name="P5" style:family="paragraph" style:parent-style-name="Standard">
      <style:paragraph-properties fo:line-height="115%"/>
      <style:text-properties style:font-name="Liberation Serif" style:text-underline-style="none" fo:font-weight="normal" officeooo:rsid="0010b61c" officeooo:paragraph-rsid="000e4d92" style:font-weight-asian="normal" style:font-weight-complex="normal"/>
    </style:style>
    <style:style style:name="P6" style:family="paragraph" style:parent-style-name="Standard">
      <style:paragraph-properties fo:line-height="115%"/>
      <style:text-properties style:font-name="Liberation Serif" style:text-underline-style="none" fo:font-weight="normal" officeooo:rsid="00153e4f" officeooo:paragraph-rsid="00153e4f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erif" style:text-underline-style="none" fo:font-weight="normal" officeooo:rsid="00153e4f" officeooo:paragraph-rsid="00153e4f" style:font-weight-asian="normal" style:font-weight-complex="normal"/>
    </style:style>
    <style:style style:name="P8" style:family="paragraph" style:parent-style-name="Standard">
      <style:paragraph-properties fo:line-height="115%"/>
      <style:text-properties style:font-name="Liberation Serif" style:text-underline-style="none" fo:font-weight="normal" officeooo:rsid="00163a04" officeooo:paragraph-rsid="00163a04" style:font-weight-asian="normal" style:font-weight-complex="normal"/>
    </style:style>
    <style:style style:name="P9" style:family="paragraph" style:parent-style-name="Standard" style:list-style-name="L1">
      <style:paragraph-properties fo:line-height="115%"/>
      <style:text-properties style:font-name="Liberation Serif" style:text-underline-style="none" fo:font-weight="normal" officeooo:rsid="00163a04" officeooo:paragraph-rsid="00163a04" style:font-weight-asian="normal" style:font-weight-complex="normal"/>
    </style:style>
    <style:style style:name="P10" style:family="paragraph" style:parent-style-name="Standard">
      <style:paragraph-properties fo:line-height="115%"/>
      <style:text-properties style:font-name="Liberation Serif" style:text-underline-style="none" fo:font-weight="normal" officeooo:rsid="00179544" officeooo:paragraph-rsid="00179544" style:font-weight-asian="normal" style:font-weight-complex="normal"/>
    </style:style>
    <style:style style:name="P11" style:family="paragraph" style:parent-style-name="Standard">
      <style:paragraph-properties fo:line-height="115%"/>
      <style:text-properties style:font-name="Liberation Serif" fo:font-weight="bold" officeooo:rsid="00040efc" officeooo:paragraph-rsid="00040efc" style:font-weight-asian="bold" style:font-weight-complex="bold"/>
    </style:style>
    <style:style style:name="P12" style:family="paragraph" style:parent-style-name="Standard">
      <style:paragraph-properties fo:line-height="115%"/>
      <style:text-properties style:font-name="Liberation Serif" officeooo:rsid="00040efc" officeooo:paragraph-rsid="00040efc"/>
    </style:style>
    <style:style style:name="P13" style:family="paragraph" style:parent-style-name="Standard">
      <style:paragraph-properties fo:line-height="115%"/>
      <style:text-properties style:font-name="Liberation Serif" style:text-underline-style="solid" style:text-underline-width="auto" style:text-underline-color="font-color" fo:font-weight="bold" officeooo:rsid="00063eb2" officeooo:paragraph-rsid="00063eb2" style:font-weight-asian="bold" style:font-weight-complex="bold"/>
    </style:style>
    <style:style style:name="P14" style:family="paragraph" style:parent-style-name="Standard">
      <style:paragraph-properties fo:line-height="115%"/>
      <style:text-properties style:text-position="0% 100%" style:font-name="Liberation Serif" style:text-underline-style="none" fo:font-weight="normal" officeooo:rsid="00179544" officeooo:paragraph-rsid="00179544" style:font-weight-asian="normal" style:font-weight-complex="normal"/>
    </style:style>
    <style:style style:name="P15" style:family="paragraph" style:parent-style-name="Header">
      <style:text-properties officeooo:rsid="000e4d92" officeooo:paragraph-rsid="000e4d92"/>
    </style:style>
    <style:style style:name="P16" style:family="paragraph" style:parent-style-name="Header">
      <style:text-properties officeooo:paragraph-rsid="000e4d92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cea6f" style:font-weight-asian="bold" style:font-weight-complex="bold"/>
    </style:style>
    <style:style style:name="T5" style:family="text">
      <style:text-properties officeooo:rsid="000cea6f"/>
    </style:style>
    <style:style style:name="T6" style:family="text">
      <style:text-properties officeooo:rsid="000e4d92"/>
    </style:style>
    <style:style style:name="T7" style:family="text">
      <style:text-properties officeooo:rsid="001215a7"/>
    </style:style>
    <style:style style:name="T8" style:family="text">
      <style:text-properties officeooo:rsid="0013b48e"/>
    </style:style>
    <style:style style:name="T9" style:family="text">
      <style:text-properties officeooo:rsid="00163a04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text-position="sub 58%" fo:font-style="normal" style:font-style-asian="normal" style:font-style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179544"/>
    </style:style>
    <style:style style:name="T15" style:family="text">
      <style:text-properties style:text-position="0% 100%" fo:font-style="italic" style:font-style-asian="italic" style:font-style-complex="italic"/>
    </style:style>
    <style:style style:name="T16" style:family="text">
      <style:text-properties style:text-position="0% 100%" fo:font-style="normal" style:font-style-asian="normal" style:font-style-complex="normal"/>
    </style:style>
    <style:style style:name="T17" style:family="text">
      <style:text-properties style:text-position="0% 100%" fo:font-style="normal" officeooo:rsid="00163a04" style:font-style-asian="normal" style:font-style-complex="normal"/>
    </style:style>
    <style:style style:name="T18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10pt" style:font-size-asian="10pt" style:font-size-complex="10pt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fo:padding="0cm" fo:border="none" draw:ole-draw-aspect="1"/>
    </style:style>
    <style:style style:name="fr2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9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chine Specifications:</text:p>
      <text:p text:style-name="P12"/>
      <text:p text:style-name="P12"><text:tab/>Operating System: <text:span text:style-name="T1">GNU/Linux, Linux Mint 19.3 Tricia</text:span></text:p>
      <text:p text:style-name="P12"><text:span text:style-name="T1"><text:tab/></text:span><text:span text:style-name="T2">CPU<text:tab/><text:tab/><text:tab/> : </text:span><text:span text:style-name="T1">Intel (R) Core (TM) i5-4200M CPU @ 2.50 Ghz</text:span></text:p>
      <text:p text:style-name="P11"/>
      <text:p text:style-name="P11"/>
      <text:p text:style-name="P11">Volume:</text:p>
      <text:p text:style-name="P11"/>
      <text:p text:style-name="P1">Computing the volume of the superquadric at N=4 for a range of NUMNODES, we get the following data: </text:p>
      <text:p text:style-name="P1"><draw:frame draw:style-name="fr1" draw:name="Object1" text:anchor-type="paragraph" svg:y="0.277cm" svg:width="15.374cm" svg:height="2.753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"><text:span text:style-name="T5">We choose higher values of NUMNODES to get a more accurate result. Based on the </text:span>average, <text:span text:style-name="T5">the</text:span> volume for the superquadric is <text:span text:style-name="T3">6.</text:span><text:span text:style-name="T4">4787</text:span><text:span text:style-name="T3"> cubic units</text:span></text:p>
      <text:p text:style-name="P13"/>
      <text:p text:style-name="P2">Tables and Graphs:</text:p>
      <text:p text:style-name="P2"/>
      <text:p text:style-name="P4">The <text:span text:style-name="T7">following table</text:span> <text:span text:style-name="T8">data</text:span> has been used for the generation of <text:span text:style-name="T8">the graphs below</text:span>:</text:p>
      <text:p text:style-name="P4"/>
      <text:p text:style-name="P4"><draw:frame draw:style-name="fr2" draw:name="Object2" text:anchor-type="paragraph" svg:y="0.134cm" svg:width="11.105cm" svg:height="6.41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3" draw:name="Object3" text:anchor-type="paragraph" svg:width="16cm" svg:height="8.999cm" draw:z-index="3"><draw:object xlink:href="./Object 3" xlink:type="simple" xlink:show="embed" xlink:actuate="onLoad"/><draw:image xlink:href="./ObjectReplacements/Object 3" xlink:type="simple" xlink:show="embed" xlink:actuate="onLoad"/></draw:frame><draw:frame text:anchor-type="paragraph" draw:z-index="2" draw:name="Shape1" draw:style-name="gr1" draw:text-style-name="P18" svg:width="1.191cm" svg:height="0.814cm" svg:x="15.009cm" svg:y="2.75cm"><draw:text-box><text:p text:style-name="P17"><text:span text:style-name="T21">No. of </text:span><text:span text:style-name="T21">Threads</text:span></text:p></draw:text-box></draw:frame><draw:frame text:anchor-type="paragraph" draw:z-index="5" draw:name="Shape2" draw:style-name="gr2" draw:text-style-name="P18" svg:width="1.251cm" svg:height="0.978cm" svg:x="15.009cm" svg:y="2.75cm"><draw:text-box><text:p text:style-name="P17"><text:span text:style-name="T21">No. of </text:span><text:span text:style-name="T21">Threads</text:span></text:p></draw:text-box></draw:frame><text:soft-page-break/><text:tab/></text:p>
      <text:p text:style-name="P7"><text:tab/>In this graph we observe that perfomance gains on 1 and 2 threads plateau rather quickly, at ~100 Nodes. Performance on 4 threads keeps increasing even upto 1000 nodes although the rate of increase is much less past 400 Nodes. I believe that these limits of ~ 4 MHC/s (MegaHeights Computed per Second) on 1-thread, ~8 MHC/s on 2-<text:span text:style-name="T9">t</text:span>hreads, and ~12 MHC/s on 4-threads are indicative of my machines processing power, on a machine with a better CPU these p<text:span text:style-name="T9">erformance values will probably be higher.</text:span></text:p>
      <text:p text:style-name="P5"><draw:frame draw:style-name="fr4" draw:name="Object4" text:anchor-type="paragraph" svg:width="16cm" svg:height="8.999cm" draw:z-index="4"><draw:object xlink:href="./Object 4" xlink:type="simple" xlink:show="embed" xlink:actuate="onLoad"/><draw:image xlink:href="./ObjectReplacements/Object 4" xlink:type="simple" xlink:show="embed" xlink:actuate="onLoad"/></draw:frame><draw:frame text:anchor-type="paragraph" draw:z-index="6" draw:name="Shape3" draw:style-name="gr3" draw:text-style-name="P18" svg:width="1.883cm" svg:height="0.999cm" svg:x="14.407cm" svg:y="1.461cm"><draw:text-box><text:p text:style-name="P17"><text:span text:style-name="T21">No. of </text:span><text:span text:style-name="T21">Nodes</text:span></text:p></draw:text-box></draw:frame></text:p>
      <text:p text:style-name="P8"><text:tab/>The results of this graph is extremely interesting and three separate events can be observed:</text:p>
      <text:list xml:id="list1639147140" text:style-name="L1">
        <text:list-item>
          <text:p text:style-name="P9">For Num. Of Nodes 5, and 10, max performance is achieved on 1-thread and then the performance decreases. This is because at such a small number of nodes, there is no <text:soft-page-break/>benefit to increasing the threads, rather the overhead of each additional threads slows us down.</text:p>
          <text:p text:style-name="P9"/>
        </text:list-item>
        <text:list-item>
          <text:p text:style-name="P9">For Num of Nodes 25, 50, and 100, we see a significant gain in performance on increasing from 1- to 2-threads. However, adding more than 2-threads results in the cost of overhead outweighing the benefits of parallelism and as such we see the performance drop steadily.</text:p>
          <text:p text:style-name="P9"/>
        </text:list-item>
        <text:list-item>
          <text:p text:style-name="P9">For Num of Nodes 250, 500, and 1000, we are able to see the benefits of parallelism as increasing the number of threads from 1 to 2 to 4 steadily increases perfromance. This indicates that the benefits outweigh the cost of additional threads at these number of nodes, and hence parallelism gives us a performance boost.</text:p>
        </text:list-item>
      </text:list>
      <text:p text:style-name="P8"/>
      <text:p text:style-name="P3">Parallel Fraction and Max Speedup</text:p>
      <text:p text:style-name="P3"/>
      <text:p text:style-name="P8"><text:tab/>To Calculate Parallel Fraction (Fp), we must first calculate the Speedup (S). We will be calculating the Fp for both 2-, and 4-threads:</text:p>
      <text:p text:style-name="P8"/>
      <text:p text:style-name="P8">S<text:span text:style-name="T10">2 </text:span><text:span text:style-name="T13">= Performance on 2-threads / Performance on 1-thread</text:span></text:p>
      <text:p text:style-name="P8"><text:span text:style-name="T13"/></text:p>
      <text:p text:style-name="P8"><text:span text:style-name="T13">We take the performance values for 1000 nodes for 1, and 2-threads from the above table.</text:span></text:p>
      <text:p text:style-name="P8"><text:span text:style-name="T13"/></text:p>
      <text:p text:style-name="P8"><text:span text:style-name="T13">S</text:span><text:span text:style-name="T10">2 <text:tab/></text:span><text:span text:style-name="T13">= 8.8318 / 4.4945</text:span></text:p>
      <text:p text:style-name="P8"><text:span text:style-name="T13"><text:tab/>= </text:span><text:span text:style-name="T14">1.851</text:span></text:p>
      <text:p text:style-name="P8"><text:span text:style-name="T14"/></text:p>
      <text:p text:style-name="P10"><text:span text:style-name="T13">Fp</text:span><text:span text:style-name="T10">2</text:span><text:span text:style-name="T13"> <text:tab/>= (n/n-1)*(1 – 1/S)<text:tab/><text:tab/></text:span></text:p>
      <text:p text:style-name="P10"><text:span text:style-name="T13"><text:tab/>= 2/1 </text:span><text:span text:style-name="T15">* </text:span><text:span text:style-name="T16">(1 – 1/1.851)<text:tab/><text:tab/>[n=2]</text:span></text:p>
      <text:p text:style-name="P10"><text:span text:style-name="T16"><text:tab/>= 2 * (1 – 0.5402)</text:span></text:p>
      <text:p text:style-name="P10"><text:span text:style-name="T16"><text:tab/></text:span><text:span text:style-name="T18">= 0.9196</text:span></text:p>
      <text:p text:style-name="P10"><text:span text:style-name="T18"/></text:p>
      <text:p text:style-name="P10"><text:span text:style-name="T18">Fp</text:span><text:span text:style-name="T11">2 </text:span><text:span text:style-name="T18"><text:s/>= 0.9196</text:span></text:p>
      <text:p text:style-name="P10"><text:span text:style-name="T16"/></text:p>
      <text:p text:style-name="P10"><text:span text:style-name="T16">Similarly, for 4-threads:</text:span></text:p>
      <text:p text:style-name="P10"><text:span text:style-name="T16"/></text:p>
      <text:p text:style-name="P10"><text:span text:style-name="T16">S</text:span><text:span text:style-name="T12">4<text:tab/></text:span><text:span text:style-name="T16">= </text:span><text:span text:style-name="T17">Performance on </text:span><text:span text:style-name="T16">4-t</text:span><text:span text:style-name="T17">hreads / Performance on 1-thread</text:span></text:p>
      <text:p text:style-name="P10"><text:span text:style-name="T17"><text:tab/></text:span><text:span text:style-name="T16">= 12.7164 / 4.4945</text:span></text:p>
      <text:p text:style-name="P10"><text:span text:style-name="T16"><text:tab/>= 2.829</text:span></text:p>
      <text:p text:style-name="P10"><text:span text:style-name="T16"/></text:p>
      <text:p text:style-name="P10"><text:span text:style-name="T16">Fp</text:span><text:span text:style-name="T12">4 <text:tab/></text:span><text:span text:style-name="T16">= <text:s/>(n/n-1)*(1 – 1/S)<text:tab/><text:tab/></text:span></text:p>
      <text:p text:style-name="P10"><text:span text:style-name="T16"><text:tab/>= 4/3 * (1 – 1/2.829)<text:tab/><text:tab/>[n=4]</text:span></text:p>
      <text:p text:style-name="P10"><text:span text:style-name="T16"><text:tab/>= 4/3 * (1 – 0.353)</text:span></text:p>
      <text:p text:style-name="P10"><text:span text:style-name="T16"><text:tab/></text:span><text:span text:style-name="T18">= 0.8627</text:span></text:p>
      <text:p text:style-name="P10"><text:span text:style-name="T18"/></text:p>
      <text:p text:style-name="P10"><text:soft-page-break/><text:span text:style-name="T18">Fp</text:span><text:span text:style-name="T11">4 </text:span><text:span text:style-name="T18"><text:tab/>= 0.8627</text:span></text:p>
      <text:p text:style-name="P10"><text:span text:style-name="T18"/></text:p>
      <text:p text:style-name="P10"><text:span text:style-name="T16">Max Speed-up can be computed from the given data as:</text:span></text:p>
      <text:p text:style-name="P10"><text:span text:style-name="T16"/></text:p>
      <text:p text:style-name="P10"><text:span text:style-name="T16">S</text:span><text:span text:style-name="T11">max</text:span><text:span text:style-name="T18"> =<text:tab/></text:span><text:span text:style-name="T16">1 / 1 – Fp</text:span></text:p>
      <text:p text:style-name="P10"><text:span text:style-name="T16"/></text:p>
      <text:p text:style-name="P10"><text:span text:style-name="T16">Therefore, we can first take an average Fp of Fp</text:span><text:span text:style-name="T11">2 </text:span><text:span text:style-name="T16">and Fp</text:span><text:span text:style-name="T12">4:</text:span></text:p>
      <text:p text:style-name="P10"><text:span text:style-name="T12"/></text:p>
      <text:p text:style-name="P14"><text:span text:style-name="T19">Fp<text:tab/>= ( Fp</text:span><text:span text:style-name="T12">2 </text:span><text:span text:style-name="T19"><text:s/>+ Fp</text:span><text:span text:style-name="T12">4 </text:span><text:span text:style-name="T19">) / 2</text:span></text:p>
      <text:p text:style-name="P14"><text:span text:style-name="T19"><text:tab/>= ( 0.9196 + 0.8627) / 2</text:span></text:p>
      <text:p text:style-name="P14"><text:span text:style-name="T19"><text:tab/></text:span><text:span text:style-name="T20">= 0.8911</text:span></text:p>
      <text:p text:style-name="P14"><text:span text:style-name="T19"/></text:p>
      <text:p text:style-name="P14"><text:span text:style-name="T19">Therefore, Max Speedup is:</text:span></text:p>
      <text:p text:style-name="P14"><text:span text:style-name="T19"/></text:p>
      <text:p text:style-name="P14"><text:span text:style-name="T19">S</text:span><text:span text:style-name="T12">max<text:tab/></text:span><text:span text:style-name="T19">= 1 / (1 – 0.8911)</text:span></text:p>
      <text:p text:style-name="P14"><text:span text:style-name="T19"><text:tab/>= 1 / 0.1089</text:span></text:p>
      <text:p text:style-name="P14"><text:span text:style-name="T19"><text:tab/></text:span><text:span text:style-name="T20">= 9.183</text:span></text:p>
      <text:p text:style-name="P14"><text:span text:style-name="T20"/></text:p>
      <text:p text:style-name="P14"><text:span text:style-name="T19">Thus, a maximum of </text:span><text:span text:style-name="T20">~9x</text:span><text:span text:style-name="T19"> Speed-up would be possible on my machine.</text:span></text:p>
      <text:p text:style-name="P10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e4d92"/>
    </style:style>
    <style:style style:name="MP2" style:family="paragraph" style:parent-style-name="Header">
      <style:text-properties officeooo:rsid="000e4d92" officeooo:paragraph-rsid="000e4d92"/>
    </style:style>
    <style:style style:name="MT1" style:family="text">
      <style:text-properties officeooo:rsid="000e4d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 475: Project-2<text:tab/><text:tab/></text:span><text:span text:style-name="MT1"><text:page-number text:select-page="current">4</text:page-number></text:span></text:p>
        <text:p text:style-name="MP2">Saket Ro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2:02:13.126913615</meta:creation-date>
    <dc:date>2020-04-27T00:16:03.423914031</dc:date>
    <meta:editing-duration>PT8M59S</meta:editing-duration>
    <meta:editing-cycles>4</meta:editing-cycles>
    <meta:generator>LibreOffice/6.0.7.3$Linux_X86_64 LibreOffice_project/00m0$Build-3</meta:generator>
    <meta:document-statistic meta:table-count="0" meta:image-count="0" meta:object-count="4" meta:page-count="4" meta:paragraph-count="47" meta:word-count="530" meta:character-count="2906" meta:non-whitespace-character-count="23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8"/>
        <table:table-row table:style-name="ro1" table:number-rows-repeated="2">
          <table:table-cell table:number-columns-repeated="10"/>
          <table:table-cell table:style-name="Default"/>
        </table:table-row>
        <table:table-row table:style-name="ro1">
          <table:table-cell table:style-name="ce1" office:value-type="string" calcext:value-type="string">
            <text:p>Num. Nodes:</text:p>
          </table:table-cell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string" calcext:value-type="string">
            <text:p>Volume:</text:p>
          </table:table-cell>
          <table:table-cell table:style-name="ce3" office:value-type="float" office:value="6.4644" calcext:value-type="float">
            <text:p>6.4644</text:p>
          </table:table-cell>
          <table:table-cell table:style-name="ce8" office:value-type="float" office:value="6.4761" calcext:value-type="float">
            <text:p>6.4761</text:p>
          </table:table-cell>
          <table:table-cell table:style-name="ce8" office:value-type="float" office:value="6.4788" calcext:value-type="float">
            <text:p>6.4788</text:p>
          </table:table-cell>
          <table:table-cell table:style-name="ce8" office:value-type="float" office:value="6.4798" calcext:value-type="float">
            <text:p>6.4798</text:p>
          </table:table-cell>
          <table:table-cell table:style-name="ce8" office:value-type="float" office:value="6.4805" calcext:value-type="float">
            <text:p>6.4805</text:p>
          </table:table-cell>
          <table:table-cell table:style-name="ce8" office:value-type="float" office:value="6.4809" calcext:value-type="float">
            <text:p>6.4809</text:p>
          </table:table-cell>
          <table:table-cell table:style-name="ce8" office:value-type="float" office:value="6.4812" calcext:value-type="float">
            <text:p>6.4812</text:p>
          </table:table-cell>
          <table:table-cell table:style-name="ce8" office:value-type="float" office:value="6.4814" calcext:value-type="float">
            <text:p>6.4814</text:p>
          </table:table-cell>
          <table:table-cell table:style-name="ce8" office:value-type="float" office:value="6.4817" calcext:value-type="float">
            <text:p>6.4817</text:p>
          </table:table-cell>
          <table:table-cell office:value-type="float" office:value="6.4819" calcext:value-type="float">
            <text:p>6.4819</text:p>
          </table:table-cell>
        </table:table-row>
        <table:table-row table:style-name="ro1">
          <table:table-cell table:style-name="ce2" office:value-type="string" calcext:value-type="string" table:number-columns-spanned="10" table:number-rows-spanned="1">
            <text:p>Avg. Volume:</text:p>
          </table:table-cell>
          <table:covered-table-cell table:style-name="ce2"/>
          <table:covered-table-cell table:number-columns-repeated="8" table:style-name="ce8"/>
          <table:table-cell table:formula="of:=AVERAGE([.B4:.K4])" office:value-type="float" office:value="6.47867" calcext:value-type="float">
            <text:p>6.4786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1:14:18.445662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4" office:value-type="string" calcext:value-type="string" table:number-columns-spanned="3" table:number-rows-spanned="1">
            <text:p>No. of Threads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" office:value-type="string" calcext:value-type="string">
            <text:p>No. of No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01268" calcext:value-type="float">
            <text:p>0.012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291" calcext:value-type="float">
            <text:p>2.1291</text:p>
          </table:table-cell>
          <table:table-cell office:value-type="float" office:value="1.10495" calcext:value-type="float">
            <text:p>1.10495</text:p>
          </table:table-cell>
          <table:table-cell office:value-type="float" office:value="0.06098" calcext:value-type="float">
            <text:p>0.0609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.5776" calcext:value-type="float">
            <text:p>3.5776</text:p>
          </table:table-cell>
          <table:table-cell office:value-type="float" office:value="4.8368" calcext:value-type="float">
            <text:p>4.8368</text:p>
          </table:table-cell>
          <table:table-cell office:value-type="float" office:value="0.30709" calcext:value-type="float">
            <text:p>0.3070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.5183" calcext:value-type="float">
            <text:p>3.5183</text:p>
          </table:table-cell>
          <table:table-cell office:value-type="float" office:value="7.04942" calcext:value-type="float">
            <text:p>7.04942</text:p>
          </table:table-cell>
          <table:table-cell office:value-type="float" office:value="1.30537" calcext:value-type="float">
            <text:p>1.3053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.3659" calcext:value-type="float">
            <text:p>4.3659</text:p>
          </table:table-cell>
          <table:table-cell office:value-type="float" office:value="7.9939" calcext:value-type="float">
            <text:p>7.9939</text:p>
          </table:table-cell>
          <table:table-cell office:value-type="float" office:value="3.6837" calcext:value-type="float">
            <text:p>3.6837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.5184" calcext:value-type="float">
            <text:p>4.5184</text:p>
          </table:table-cell>
          <table:table-cell office:value-type="float" office:value="8.4829" calcext:value-type="float">
            <text:p>8.4829</text:p>
          </table:table-cell>
          <table:table-cell office:value-type="float" office:value="9.2878" calcext:value-type="float">
            <text:p>9.287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5335" calcext:value-type="float">
            <text:p>4.5335</text:p>
          </table:table-cell>
          <table:table-cell office:value-type="float" office:value="8.7329" calcext:value-type="float">
            <text:p>8.7329</text:p>
          </table:table-cell>
          <table:table-cell office:value-type="float" office:value="11.7265" calcext:value-type="float">
            <text:p>11.726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.4945" calcext:value-type="float">
            <text:p>4.4945</text:p>
          </table:table-cell>
          <table:table-cell office:value-type="float" office:value="8.8318" calcext:value-type="float">
            <text:p>8.8318</text:p>
          </table:table-cell>
          <table:table-cell office:value-type="float" office:value="12.7164" calcext:value-type="float">
            <text:p>12.716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1:53:42.326066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86cm" svg:y="0.315cm" chart:style-name="ch2">
          <text:p>Performance v. No. of Threads</text:p>
        </chart:title>
        <chart:legend chart:legend-position="end" svg:x="14.47cm" svg:y="3.702cm" style:legend-expansion="high" chart:style-name="ch3"/>
        <chart:plot-area chart:style-name="ch4" chart:data-source-has-labels="both" svg:x="1.7cm" svg:y="1.273cm" svg:width="12.451cm" svg:height="6.566cm">
          <chartooo:coordinate-region svg:x="2.136cm" svg:y="1.472cm" svg:width="11.458cm" svg:height="5.72cm"/>
          <chart:axis chart:dimension="x" chart:name="primary-x" chart:style-name="ch5" chartooo:axis-type="auto">
            <chart:title svg:x="6.928cm" svg:y="8.018cm" chart:style-name="ch6">
              <text:p>No. of Nodes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7.537cm" chart:style-name="ch7">
              <text:p>Performance 
(in MegaHeights Computed Per Second)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0" chart:values-cell-range-address="local-table.$D$2:.$D$9" chart:label-cell-address="local-table.$D$1" chart:class="chart:scatter">
            <chart:data-point chart:repeated="8"/>
          </chart:series>
          <chart:series chart:style-name="ch11" chart:values-cell-range-address="local-table.$E$2:.$E$9" chart:label-cell-address="local-table.$E$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46">
                <text:p>0.8746</text:p>
              </table:table-cell>
              <table:table-cell office:value-type="float" office:value="0.2963">
                <text:p>0.2963</text:p>
              </table:table-cell>
              <table:table-cell office:value-type="float" office:value="0.01268">
                <text:p>0.012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1291">
                <text:p>2.1291</text:p>
              </table:table-cell>
              <table:table-cell office:value-type="float" office:value="1.10495">
                <text:p>1.10495</text:p>
              </table:table-cell>
              <table:table-cell office:value-type="float" office:value="0.06098">
                <text:p>0.0609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5776">
                <text:p>3.5776</text:p>
              </table:table-cell>
              <table:table-cell office:value-type="float" office:value="4.8368">
                <text:p>4.8368</text:p>
              </table:table-cell>
              <table:table-cell office:value-type="float" office:value="0.30709">
                <text:p>0.307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5183">
                <text:p>3.5183</text:p>
              </table:table-cell>
              <table:table-cell office:value-type="float" office:value="7.04942">
                <text:p>7.04942</text:p>
              </table:table-cell>
              <table:table-cell office:value-type="float" office:value="1.30537">
                <text:p>1.305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.3659">
                <text:p>4.3659</text:p>
              </table:table-cell>
              <table:table-cell office:value-type="float" office:value="7.9939">
                <text:p>7.9939</text:p>
              </table:table-cell>
              <table:table-cell office:value-type="float" office:value="3.6837">
                <text:p>3.68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.5184">
                <text:p>4.5184</text:p>
              </table:table-cell>
              <table:table-cell office:value-type="float" office:value="8.4829">
                <text:p>8.4829</text:p>
              </table:table-cell>
              <table:table-cell office:value-type="float" office:value="9.2878">
                <text:p>9.28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5335">
                <text:p>4.5335</text:p>
              </table:table-cell>
              <table:table-cell office:value-type="float" office:value="8.7329">
                <text:p>8.7329</text:p>
              </table:table-cell>
              <table:table-cell office:value-type="float" office:value="11.7265">
                <text:p>11.726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4945">
                <text:p>4.4945</text:p>
              </table:table-cell>
              <table:table-cell office:value-type="float" office:value="8.8318">
                <text:p>8.8318</text:p>
              </table:table-cell>
              <table:table-cell office:value-type="float" office:value="12.7164">
                <text:p>12.71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032cm" svg:y="0.315cm" chart:style-name="ch2">
          <text:p>Performance v. No. of Nodes</text:p>
        </chart:title>
        <chart:legend chart:legend-position="end" svg:x="13.914cm" svg:y="2.457cm" style:legend-expansion="high" chart:style-name="ch3"/>
        <chart:plot-area chart:style-name="ch4" chart:data-source-has-labels="both" svg:x="1.7cm" svg:y="1.273cm" svg:width="11.895cm" svg:height="6.566cm">
          <chartooo:coordinate-region svg:x="2.136cm" svg:y="1.472cm" svg:width="11.181cm" svg:height="5.72cm"/>
          <chart:axis chart:dimension="x" chart:name="primary-x" chart:style-name="ch5" chartooo:axis-type="auto">
            <chart:title svg:x="6.531cm" svg:y="8.018cm" chart:style-name="ch6">
              <text:p>No. of Threads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7.537cm" chart:style-name="ch8">
              <text:p>Performance 
(in MegaHeights Computed Per Second)</text:p>
            </chart:title>
            <chart:grid chart:style-name="ch9" chart:class="major"/>
          </chart:axis>
          <chart:series chart:style-name="ch10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1" chart:values-cell-range-address="local-table.$D$2:.$D$4" chart:label-cell-address="local-table.$D$1" chart:class="chart:scatter">
            <chart:data-point chart:repeated="3"/>
          </chart:series>
          <chart:series chart:style-name="ch12" chart:values-cell-range-address="local-table.$E$2:.$E$4" chart:label-cell-address="local-table.$E$1" chart:class="chart:scatter">
            <chart:data-point chart:repeated="3"/>
          </chart:series>
          <chart:series chart:style-name="ch13" chart:values-cell-range-address="local-table.$F$2:.$F$4" chart:label-cell-address="local-table.$F$1" chart:class="chart:scatter">
            <chart:data-point chart:repeated="3"/>
          </chart:series>
          <chart:series chart:style-name="ch14" chart:values-cell-range-address="local-table.$G$2:.$G$4" chart:label-cell-address="local-table.$G$1" chart:class="chart:scatter">
            <chart:data-point chart:repeated="3"/>
          </chart:series>
          <chart:series chart:style-name="ch15" chart:values-cell-range-address="local-table.$H$2:.$H$4" chart:label-cell-address="local-table.$H$1" chart:class="chart:scatter">
            <chart:data-point chart:repeated="3"/>
          </chart:series>
          <chart:series chart:style-name="ch16" chart:values-cell-range-address="local-table.$I$2:.$I$4" chart:label-cell-address="local-table.$I$1" chart:class="chart:scatter">
            <chart:data-point chart:repeated="3"/>
          </chart:series>
          <chart:series chart:style-name="ch17" chart:values-cell-range-address="local-table.$J$2:.$J$4" chart:label-cell-address="local-table.$J$1" chart:class="chart:scatte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5</text:p>
              </table:table-cell>
              <table:table-cell office:value-type="string">
                <text:p>50</text:p>
              </table:table-cell>
              <table:table-cell office:value-type="string">
                <text:p>100</text:p>
              </table:table-cell>
              <table:table-cell office:value-type="string">
                <text:p>250</text:p>
              </table:table-cell>
              <table:table-cell office:value-type="string">
                <text:p>500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46">
                <text:p>0.8746</text:p>
              </table:table-cell>
              <table:table-cell office:value-type="float" office:value="2.1291">
                <text:p>2.1291</text:p>
              </table:table-cell>
              <table:table-cell office:value-type="float" office:value="3.5776">
                <text:p>3.5776</text:p>
              </table:table-cell>
              <table:table-cell office:value-type="float" office:value="3.5183">
                <text:p>3.5183</text:p>
              </table:table-cell>
              <table:table-cell office:value-type="float" office:value="4.3659">
                <text:p>4.3659</text:p>
              </table:table-cell>
              <table:table-cell office:value-type="float" office:value="4.5184">
                <text:p>4.5184</text:p>
              </table:table-cell>
              <table:table-cell office:value-type="float" office:value="4.5335">
                <text:p>4.5335</text:p>
              </table:table-cell>
              <table:table-cell office:value-type="float" office:value="4.4945">
                <text:p>4.49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963">
                <text:p>0.2963</text:p>
              </table:table-cell>
              <table:table-cell office:value-type="float" office:value="1.10495">
                <text:p>1.10495</text:p>
              </table:table-cell>
              <table:table-cell office:value-type="float" office:value="4.8368">
                <text:p>4.8368</text:p>
              </table:table-cell>
              <table:table-cell office:value-type="float" office:value="7.04942">
                <text:p>7.04942</text:p>
              </table:table-cell>
              <table:table-cell office:value-type="float" office:value="7.9939">
                <text:p>7.9939</text:p>
              </table:table-cell>
              <table:table-cell office:value-type="float" office:value="8.4829">
                <text:p>8.4829</text:p>
              </table:table-cell>
              <table:table-cell office:value-type="float" office:value="8.7329">
                <text:p>8.7329</text:p>
              </table:table-cell>
              <table:table-cell office:value-type="float" office:value="8.8318">
                <text:p>8.83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268">
                <text:p>0.01268</text:p>
              </table:table-cell>
              <table:table-cell office:value-type="float" office:value="0.06098">
                <text:p>0.06098</text:p>
              </table:table-cell>
              <table:table-cell office:value-type="float" office:value="0.30709">
                <text:p>0.30709</text:p>
              </table:table-cell>
              <table:table-cell office:value-type="float" office:value="1.30537">
                <text:p>1.30537</text:p>
              </table:table-cell>
              <table:table-cell office:value-type="float" office:value="3.6837">
                <text:p>3.6837</text:p>
              </table:table-cell>
              <table:table-cell office:value-type="float" office:value="9.2878">
                <text:p>9.2878</text:p>
              </table:table-cell>
              <table:table-cell office:value-type="float" office:value="11.7265">
                <text:p>11.7265</text:p>
              </table:table-cell>
              <table:table-cell office:value-type="float" office:value="12.7164">
                <text:p>12.71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